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office:automatic-styles>
  <office:body>
    <office:text>
      <text:p text:style-name="Title">UNIDAD 1 - LOS SISTEMAS, SU CONSTITUCIÓN Y SU VÍNCULO EN LA EMPRESA</text:p>
      <text:p text:style-name="Text_20_body">Sistema, Visión estructuralista. Concepto. Funciones. Rol. // Constitución. Objeto. Estructura. Principios. Características. // Empresa. Entorno. Componentes. Sistemas Corporativos. // Gradación de fines. Niveles por organización y por componentes. // Bibliografía. Fernando del Pozo Navarro. La dirección por sistemas. Ed Noriega Limusa. 8a edición 1990</text:p>
      <text:h text:style-name="Heading_20_1" text:outline-level="1"><text:bookmark-start text:name="sistemas-de-información"/>Sistemas de Información<text:bookmark-end text:name="sistemas-de-información"/></text:h>
      <text:p text:style-name="First_20_paragraph">El concepto de SISTEMA nace del ESTRUCTURALISMO. Muchas contribuciones vienen de miradas organizacionales, psicológicas, sociológicas, económicas. Autores como Poincaré, Jeans, Durkheim, Giner, Levi-Strauss, Simon, Von Bertalanffy.</text:p>
      <text:p text:style-name="P1"><text:span text:style-name="T1">Los hechos solo pueden explicarse como resultantes del estado de todo el sistema.</text:span> <text:span text:style-name="T1">La suma de las partes es superior a la suma individual.</text:span></text:p>
      <text:h text:style-name="Heading_20_1" text:outline-level="1"><text:bookmark-start text:name="teoría-general-de-sistemas---tgs"/>Teoría General de Sistemas - TGS<text:bookmark-end text:name="teoría-general-de-sistemas---tgs"/></text:h>
      <text:p text:style-name="P2"><text:span text:style-name="T1">En un sistema, el crecimiento y la adaptación dependen de cuán bien se ajuste este a su entorno.</text:span></text:p>
      <text:h text:style-name="Heading_20_1" text:outline-level="1"><text:bookmark-start text:name="funciones-de-los-sistemas"/>Funciones de los Sistemas<text:bookmark-end text:name="funciones-de-los-sistemas"/></text:h>
      <text:list text:style-name="L1">
        <text:list-item>
          <text:p text:style-name="P3">Conseguir fines y objetivos</text:p>
        </text:list-item>
        <text:list-item>
          <text:p text:style-name="P3">Adaptarse al medio y a la situación</text:p>
        </text:list-item>
        <text:list-item>
          <text:p text:style-name="P3">Conservar su equilibrio interno</text:p>
        </text:list-item>
        <text:list-item>
          <text:p text:style-name="P3">Mantener su integración</text:p>
        </text:list-item>
      </text:list>
      <text:h text:style-name="Heading_20_1" text:outline-level="1"><text:bookmark-start text:name="constitución-de-los-sistemas"/>Constitución de los Sistemas<text:bookmark-end text:name="constitución-de-los-sistemas"/></text:h>
      <text:p text:style-name="First_20_paragraph">Todo sistema tiene:</text:p>
      <text:list text:style-name="L2">
        <text:list-item>
          <text:p text:style-name="P4">Objetivo</text:p>
          <text:list text:style-name="L3">
            <text:list-item>
              <text:p text:style-name="P5">que es la motivación para la acción.</text:p>
            </text:list-item>
          </text:list>
        </text:list-item>
        <text:list-item>
          <text:p text:style-name="P4">Estructura</text:p>
          <text:list text:style-name="L4">
            <text:list-item>
              <text:p text:style-name="P6">que contiene Componentes y Relaciones.</text:p>
            </text:list-item>
            <text:list-item>
              <text:p text:style-name="P6">Componentes</text:p>
              <text:list text:style-name="L5">
                <text:list-item>
                  <text:p text:style-name="P7">de Decisión PFR</text:p>
                </text:list-item>
                <text:list-item>
                  <text:p text:style-name="P7">de Ejecución</text:p>
                </text:list-item>
              </text:list>
            </text:list-item>
            <text:list-item>
              <text:p text:style-name="P6">Relaciones</text:p>
              <text:list text:style-name="L6">
                <text:list-item>
                  <text:p text:style-name="P8">Actuación entre componentes</text:p>
                </text:list-item>
                <text:list-item>
                  <text:p text:style-name="P8">Dependencias funcionales</text:p>
                </text:list-item>
              </text:list>
            </text:list-item>
          </text:list>
        </text:list-item>
      </text:list>
      <text:h text:style-name="Heading_20_1" text:outline-level="1"><text:bookmark-start text:name="principios-y-características-de-la-constitución-de-los-sistemas"/>Principios y Características de la Constitución de los Sistemas<text:bookmark-end text:name="principios-y-características-de-la-constitución-de-los-sistemas"/></text:h>
      <text:h text:style-name="Heading_20_2" text:outline-level="2"><text:bookmark-start text:name="principios-eficacia-del-sistema"/>Principios / Eficacia del Sistema<text:bookmark-end text:name="principios-eficacia-del-sistema"/></text:h>
      <text:list text:style-name="L7">
        <text:list-item>
          <text:p text:style-name="P9">SUBSIDARIEDAD. Ningún sistema es completo en sí mismo.</text:p>
        </text:list-item>
        <text:list-item>
          <text:p text:style-name="P9">INTERACCIÓN. Todos los componentes de un sistema total están relacionados por lo que el comportamiento de un componente tiende a influir en el comportamiento de otros componentes de ese sistema total.</text:p>
        </text:list-item>
        <text:list-item>
          <text:p text:style-name="P9">DETERMINISMO. Todo accionar en sistemas es debido a causas definidas y constatables que fueron establecidas por la conducción. Todo sistema es CAUSAL, no CASUAL!!!</text:p>
        </text:list-item>
        <text:list-item>
          <text:p text:style-name="P9">EQUIFINALIDAD. El sistema debe tener previsto que pueda alcanzar un mismo objetivo por medio y acciones diferentes entre sí para lograr sostener el cumplimiento deseado de modo flexible y estable. Plan B.</text:p>
        </text:list-item>
      </text:list>
      <text:h text:style-name="Heading_20_2" text:outline-level="2"><text:bookmark-start text:name="características-existencia-del-sistema"/>Características / Existencia del Sistema<text:bookmark-end text:name="características-existencia-del-sistema"/></text:h>
      <text:list text:style-name="L8">
        <text:list-item>
          <text:p text:style-name="P10">ESTABILIDAD. Cualidad por el que un sistema se mantiene eficaz frente a factores exógenos que atentan con el cumplimiento esperado. Es cuando un sistema se sostiene apto para la eficacia deseada al crearse el mismo con una intención determinada. Existen tolerancias definidas respecto de su constitución inicial. Equilibrio frente a factores externos.</text:p>
        </text:list-item>
        <text:list-item>
          <text:p text:style-name="P10">ADAPTABILIDAD. Capacidad de un sistema de evolucionar de modo dinámico conforme a las afectaciones que recibe de tensiones internas y de su contexto inmediato. Garantiza la eficacia del sistema, por medio de cambios adaptativos en las actividades. Garantía de adecuación a la resistencia al cambio. Equilibrio interno.</text:p>
        </text:list-item>
        <text:list-item>
          <text:p text:style-name="P10">EFICIENCIA. Economía de recursos. La mejor aplicación de los recursos disponibles para el logro del objetivo.</text:p>
        </text:list-item>
        <text:list-item>
          <text:p text:style-name="P10">SINERGIA. Efecto potenciador de acción combinada. Cualidad por lo que los sistemas logran una capacidad de actuación superior a la capacidad de sus componentes sumados individualmente.</text:p>
        </text:list-item>
      </text:list>
      <text:h text:style-name="Heading_20_1" text:outline-level="1"><text:bookmark-start text:name="section"/>2021-04-13<text:bookmark-end text:name="section"/></text:h>
      <text:h text:style-name="Heading_20_2" text:outline-level="2"><text:bookmark-start text:name="sistema"/>Sistema<text:bookmark-end text:name="sistema"/></text:h>
      <text:p text:style-name="First_20_paragraph">Organización y Sistema no son lo mismo.</text:p>
      <text:p text:style-name="Text_20_body">Aerolíneas Argentinas. Si no opera correctamente, entonces no es un sistema…</text:p>
      <text:h text:style-name="Heading_20_2" text:outline-level="2"><text:bookmark-start text:name="sistemas-de-información-1"/>Sistemas de Información<text:bookmark-end text:name="sistemas-de-información-1"/></text:h>
      <text:p text:style-name="First_20_paragraph">Nosotros nos dedicamos a los sistemas de información. El sistema comercial es otra cosa. Quizás la información que gestiona el sistema de información pueda ser excelente. Juegan otros factores.</text:p>
      <text:p text:style-name="Text_20_body">Hay empresas que no funcionan como sistemas. El dueño puede hacer el esfuerzo de verlo todo. Pero puede haber un sobredimensionamiento de un área que está desatendida. Esa gestión de la empresa está distante de las 8 características que definen un sistema, los principios que entienden al sistema como una totalidad funcional.</text:p>
      <text:h text:style-name="Heading_20_2" text:outline-level="2"><text:bookmark-start text:name="organizaciones-deficientes"/>Organizaciones Deficientes<text:bookmark-end text:name="organizaciones-deficientes"/></text:h>
      <text:p text:style-name="First_20_paragraph">Si hay islas, y áreas sobre y sub desarrolladas, no funciona y no hay sistema. O hay un sistema deficiente?</text:p>
      <text:h text:style-name="Heading_20_2" text:outline-level="2"><text:bookmark-start text:name="organización-desde-principios-sistémicos"/>Organización desde Principios Sistémicos<text:bookmark-end text:name="organización-desde-principios-sistémicos"/></text:h>
      <text:p text:style-name="First_20_paragraph">Una organización puede funcionar. Pero si no lo hace bajo principios sistémicos, no hay sistema, no hay ordenamiento. No hay gestión sinérgica. Entonces aunque la facturación siga, y sobreviva la empresa, eso no lo hace un sistema. Puede tener sistemas internamente. Pero al organización no es lo mismo que un sistema.</text:p>
      <text:h text:style-name="Heading_20_2" text:outline-level="2"><text:bookmark-start text:name="la-visión-de-sistemas"/>La Visión de Sistemas<text:bookmark-end text:name="la-visión-de-sistemas"/></text:h>
      <text:p text:style-name="First_20_paragraph">Hay que lograr combinar la visión de lo macro y de lo micro. Entender el panorama global y a la vez estar atento a lo que pasa a través del agujero que atraviesa la puerta. Tenemos que tener una cabeza abierta y expansiva.</text:p>
      <text:h text:style-name="Heading_20_1" text:outline-level="1"><text:bookmark-start text:name="sistemas-de-información-en-la-empresa"/>Sistemas de Información en la Empresa<text:bookmark-end text:name="sistemas-de-información-en-la-empresa"/></text:h>
      <text:h text:style-name="Heading_20_2" text:outline-level="2"><text:bookmark-start text:name="motivo-estructural"/>Motivo Estructural<text:bookmark-end text:name="motivo-estructural"/></text:h>
      <text:p text:style-name="First_20_paragraph">Los sistemas suministran a la organización el modelo para una organización cambiante capaz de operar con éxito en medio dinámico.</text:p>
      <text:h text:style-name="Heading_20_2" text:outline-level="2"><text:bookmark-start text:name="motivo-instrumental"/>Motivo Instrumental<text:bookmark-end text:name="motivo-instrumental"/></text:h>
      <text:p text:style-name="First_20_paragraph">Las técnicas modernas en las organizaciones que imponen gestión, procesos decisionales, investigaciones de mercado, operativa y de negocios requieren de herramientas dinámicas y flexibles, que permitan administrar el hoy y ser adaptativas para el futuro.</text:p>
      <text:h text:style-name="Heading_20_2" text:outline-level="2"><text:bookmark-start text:name="ambiente-o-contexto"/>Ambiente o Contexto<text:bookmark-end text:name="ambiente-o-contexto"/></text:h>
      <text:p text:style-name="First_20_paragraph">Toda organización se entiende como un sistema abierto que se relaciona con el medio del cual es parte.</text:p>
      <text:p text:style-name="Text_20_body">La relación Organización - Ambiente se reconoce una ACCIÓN que provoca REACCIÓN se evidencia en afectaciones como: Influencia Adaptación Modificación Resultado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able:table-cell>
            <table:table-cell table:style-name="TableHeaderRowCell" office:value-type="string">
              <text:p text:style-name="Table_20_Heading">acción</text:p>
            </table:table-cell>
            <table:table-cell table:style-name="TableHeaderRowCell" office:value-type="string">
              <text:p text:style-name="Table_20_Heading">reacción</text:p>
            </table:table-cell>
            <table:table-cell table:style-name="TableHeaderRowCell" office:value-type="string">
      </table:table-cell>
          </table:table-row>
        </table:table-header-rows>
        <table:table-row>
          <table:table-cell table:style-name="TableRowCell" office:value-type="string">
            <text:p text:style-name="Table_20_Contents">ambiente</text:p>
          </table:table-cell>
          <table:table-cell table:style-name="TableRowCell" office:value-type="string">
            <text:p text:style-name="Table_20_Contents">Influencia</text:p>
          </table:table-cell>
          <table:table-cell table:style-name="TableRowCell" office:value-type="string">
            <text:p text:style-name="Table_20_Contents">Adaptación</text:p>
          </table:table-cell>
          <table:table-cell table:style-name="TableRowCell" office:value-type="string">
            <text:p text:style-name="Table_20_Contents">empresa</text:p>
          </table:table-cell>
        </table:table-row>
        <table:table-row>
          <table:table-cell table:style-name="TableRowCell" office:value-type="string">
            <text:p text:style-name="Table_20_Contents">empresa</text:p>
          </table:table-cell>
          <table:table-cell table:style-name="TableRowCell" office:value-type="string">
            <text:p text:style-name="Table_20_Contents">Modificación</text:p>
          </table:table-cell>
          <table:table-cell table:style-name="TableRowCell" office:value-type="string">
            <text:p text:style-name="Table_20_Contents">Resultados</text:p>
          </table:table-cell>
          <table:table-cell table:style-name="TableRowCell" office:value-type="string">
            <text:p text:style-name="Table_20_Contents">ambiente</text:p>
          </table:table-cell>
        </table:table-row>
      </table:table>
      <text:h text:style-name="Heading_20_2" text:outline-level="2"><text:bookmark-start text:name="sistemas-que-forman-la-empresa"/>SISTEMAS QUE FORMAN LA EMPRESA<text:bookmark-end text:name="sistemas-que-forman-la-empresa"/></text:h>
      <text:h text:style-name="Heading_20_3" text:outline-level="3"><text:bookmark-start text:name="sistema-decisional"/>SISTEMA DECISIONAL<text:bookmark-end text:name="sistema-decisional"/></text:h>
      <text:h text:style-name="Heading_20_3" text:outline-level="3"><text:bookmark-start text:name="sistemas-corporativos"/>SISTEMAS CORPORATIVOS<text:bookmark-end text:name="sistemas-corporativos"/></text:h>
      <text:p text:style-name="First_20_paragraph">Planificación, Control, Información</text:p>
      <text:h text:style-name="Heading_20_3" text:outline-level="3"><text:bookmark-start text:name="sistemas-operativos"/>SISTEMAS OPERATIVOS<text:bookmark-end text:name="sistemas-operativos"/></text:h>
      <text:h text:style-name="Heading_20_3" text:outline-level="3"><text:bookmark-start text:name="sistemas-recursos"/>SISTEMAS RECURSOS<text:bookmark-end text:name="sistemas-recursos"/></text:h>
      <text:p text:style-name="First_20_paragraph">Humanos, Financieros, Tecnológicos, Logísticos</text:p>
      <text:h text:style-name="Heading_20_2" text:outline-level="2"><text:bookmark-start text:name="sistemas-su-fin-y-objeto"/>Sistemas, Su Fin y Objeto<text:bookmark-end text:name="sistemas-su-fin-y-objeto"/></text:h>
      <text:p text:style-name="First_20_paragraph">Definir en forma expresa e indubitable el objeto de estudio</text:p>
      <text:h text:style-name="Heading_20_3" text:outline-level="3"><text:bookmark-start text:name="gradación-de-fines"/>Gradación de Fines<text:bookmark-end text:name="gradación-de-fines"/></text:h>
      <text:h text:style-name="Heading_20_3" text:outline-level="3"><text:bookmark-start text:name="para-la-organización"/>Para la Organización<text:bookmark-end text:name="para-la-organización"/></text:h>
      <text:p text:style-name="First_20_paragraph">Fin<text:line-break/>Objeto<text:line-break/>Objetivos<text:line-break/>Metas<text:line-break/>Cuotas</text:p>
      <text:h text:style-name="Heading_20_3" text:outline-level="3"><text:bookmark-start text:name="para-componentes"/>Para Componentes<text:bookmark-end text:name="para-componentes"/></text:h>
      <text:p text:style-name="First_20_paragraph">Misión<text:line-break/>Funciones<text:line-break/>Responsabilidades<text:line-break/>Tareas<text:line-break/>Actividades</text:p>
      <text:h text:style-name="Heading_20_3" text:outline-level="3"><text:bookmark-start text:name="niveles-de-objetivos"/>Niveles de Objetivos<text:bookmark-end text:name="niveles-de-objetivo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NIVELES</text:p>
            </table:table-cell>
            <table:table-cell table:style-name="TableHeaderRowCell" office:value-type="string">
              <text:p text:style-name="Table_20_Heading">ACTIVIDAD MACRO</text:p>
            </table:table-cell>
            <table:table-cell table:style-name="TableHeaderRowCell" office:value-type="string">
              <text:p text:style-name="Table_20_Heading">TIEMPO</text:p>
            </table:table-cell>
            <table:table-cell table:style-name="TableHeaderRowCell" office:value-type="string">
              <text:p text:style-name="Table_20_Heading">ACTIVIDAD MICRO</text:p>
            </table:table-cell>
          </table:table-row>
        </table:table-header-rows>
        <table:table-row>
          <table:table-cell table:style-name="TableRowCell" office:value-type="string">
            <text:p text:style-name="Table_20_Contents">Políticos</text:p>
          </table:table-cell>
          <table:table-cell table:style-name="TableRowCell" office:value-type="string">
            <text:p text:style-name="Table_20_Contents">Rectora</text:p>
          </table:table-cell>
          <table:table-cell table:style-name="TableRowCell" office:value-type="string">
            <text:p text:style-name="Table_20_Contents">+5</text:p>
          </table:table-cell>
          <table:table-cell table:style-name="TableRowCell" office:value-type="string">
            <text:p text:style-name="Table_20_Contents">Gobierno - Dirección</text:p>
          </table:table-cell>
        </table:table-row>
        <table:table-row>
          <table:table-cell table:style-name="TableRowCell" office:value-type="string">
            <text:p text:style-name="Table_20_Contents">Estratégicos</text:p>
          </table:table-cell>
          <table:table-cell table:style-name="TableRowCell" office:value-type="string">
            <text:p text:style-name="Table_20_Contents">Rectora</text:p>
          </table:table-cell>
          <table:table-cell table:style-name="TableRowCell" office:value-type="string">
            <text:p text:style-name="Table_20_Contents">1 a 5</text:p>
          </table:table-cell>
          <table:table-cell table:style-name="TableRowCell" office:value-type="string">
    </table:table-cell>
        </table:table-row>
        <table:table-row>
          <table:table-cell table:style-name="TableRowCell" office:value-type="string">
            <text:p text:style-name="Table_20_Contents">Logísticos</text:p>
          </table:table-cell>
          <table:table-cell table:style-name="TableRowCell" office:value-type="string">
            <text:p text:style-name="Table_20_Contents">Funcional</text:p>
          </table:table-cell>
          <table:table-cell table:style-name="TableRowCell" office:value-type="string">
            <text:p text:style-name="Table_20_Contents">1 a 2</text:p>
          </table:table-cell>
          <table:table-cell table:style-name="TableRowCell" office:value-type="string">
            <text:p text:style-name="Table_20_Contents">Gestión - Supervisión - Ejecución</text:p>
          </table:table-cell>
        </table:table-row>
        <table:table-row>
          <table:table-cell table:style-name="TableRowCell" office:value-type="string">
            <text:p text:style-name="Table_20_Contents">Tácticos</text:p>
          </table:table-cell>
          <table:table-cell table:style-name="TableRowCell" office:value-type="string">
            <text:p text:style-name="Table_20_Contents">Operacional</text:p>
          </table:table-cell>
          <table:table-cell table:style-name="TableRowCell" office:value-type="string">
            <text:p text:style-name="Table_20_Contents">-1</text:p>
          </table:table-cell>
          <table:table-cell table:style-name="TableRowCell" office:value-type="string">
            <text:p text:style-name="Table_20_Contents">Conducción - Supervisión - Ejecución</text:p>
          </table:table-cell>
        </table:table-row>
        <table:table-row>
          <table:table-cell table:style-name="TableRowCell" office:value-type="string">
            <text:p text:style-name="Table_20_Contents">Ejecutor</text:p>
          </table:table-cell>
          <table:table-cell table:style-name="TableRowCell" office:value-type="string">
            <text:p text:style-name="Table_20_Contents">Operacional</text:p>
          </table:table-cell>
          <table:table-cell table:style-name="TableRowCell" office:value-type="string">
            <text:p text:style-name="Table_20_Contents">día/mes</text:p>
          </table:table-cell>
          <table:table-cell table:style-name="TableRowCell" office:value-type="string">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3</meta:generator>
    <dc:title>UNIDAD 1 - LOS SISTEMAS, SU CONSTITUCIÓN Y SU VÍNCULO EN LA EMPRESA</dc:title>
    <dc:description/>
    <dc:subject/>
    <meta:keyword/>
    <dc:language>es</dc:language>
    <meta:initial-creator/>
    <dc:creator/>
    <meta:creation-date>2021-05-18T16:43:37Z</meta:creation-date>
    <dc:date>2021-05-18T16:43:37Z</dc:date>
    <meta:user-defined meta:name="abstract" meta:value-type="string">Sistema, Visión estructuralista. Concepto. Funciones. Rol. // Constitución. Objeto. Estructura. Principios. Características. // Empresa. Entorno. Componentes. Sistemas Corporativos. // Gradación de fines. Niveles por organización y por componentes. // Bibliografía. Fernando del Pozo Navarro. La dirección por sistemas. Ed Noriega Limusa. 8a edición 1990</meta:user-defined>
    <meta:user-defined meta:name="geometry" meta:value-type="string">margin=1.5cm</meta:user-defined>
    <meta:user-defined meta:name="output" meta:value-type="string">pdf_document</meta:user-defined>
  </office:meta>
</office:document-meta>
</file>